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20.371cm" style:rel-column-width="65535*"/>
    </style:style>
    <style:style style:name="Table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1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371cm" table:align="margins"/>
    </style:style>
    <style:style style:name="Table2.A" style:family="table-column">
      <style:table-column-properties style:column-width="20.371cm" style:rel-column-width="65535*"/>
    </style:style>
    <style:style style:name="Table2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0.371cm" table:align="margins"/>
    </style:style>
    <style:style style:name="Table3.A" style:family="table-column">
      <style:table-column-properties style:column-width="20.371cm" style:rel-column-width="65535*"/>
    </style:style>
    <style:style style:name="Table3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20.371cm" table:align="margins"/>
    </style:style>
    <style:style style:name="Table4.A" style:family="table-column">
      <style:table-column-properties style:column-width="20.371cm" style:rel-column-width="65535*"/>
    </style:style>
    <style:style style:name="Table4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bb3c25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b7c4ee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bb3c25" style:font-size-asian="11pt" style:font-size-complex="11pt"/>
    </style:style>
    <style:style style:name="P4" style:family="paragraph" style:parent-style-name="Table_20_Contents">
      <style:paragraph-properties fo:margin-top="0.402cm" fo:margin-bottom="0.402cm" style:contextual-spacing="false" fo:text-align="start" style:justify-single-word="false"/>
      <style:text-properties style:font-name="Calibri" fo:font-size="10pt" officeooo:rsid="00a6d6d9" officeooo:paragraph-rsid="00b46794" style:font-size-asian="10pt" style:font-size-complex="10pt"/>
    </style:style>
    <style:style style:name="P5" style:family="paragraph" style:parent-style-name="Table_20_Contents">
      <style:paragraph-properties fo:margin-top="0.402cm" fo:margin-bottom="0.402cm" style:contextual-spacing="false" fo:text-align="start" style:justify-single-word="false"/>
      <style:text-properties style:font-name="Calibri" fo:font-size="10pt" officeooo:rsid="00a6d6d9" officeooo:paragraph-rsid="00bb3c25" style:font-size-asian="10pt" style:font-size-complex="10pt"/>
    </style:style>
    <style:style style:name="P6" style:family="paragraph" style:parent-style-name="Table_20_Contents">
      <style:paragraph-properties fo:margin-top="0.402cm" fo:margin-bottom="0.402cm" style:contextual-spacing="false" fo:text-align="start" style:justify-single-word="false"/>
      <style:text-properties style:font-name="Calibri" fo:font-size="10pt" officeooo:rsid="00a83e01" officeooo:paragraph-rsid="00b46794" style:font-size-asian="10pt" style:font-size-complex="10pt"/>
    </style:style>
    <style:style style:name="P7" style:family="paragraph" style:parent-style-name="Table_20_Contents">
      <style:paragraph-properties fo:margin-top="0.402cm" fo:margin-bottom="0.402cm" style:contextual-spacing="false" fo:text-align="start" style:justify-single-word="false"/>
      <style:text-properties style:font-name="Calibri" fo:font-size="10pt" officeooo:rsid="00a83e01" officeooo:paragraph-rsid="00bb3c25" style:font-size-asian="10pt" style:font-size-complex="10pt"/>
    </style:style>
    <style:style style:name="P8" style:family="paragraph" style:parent-style-name="Table_20_Contents">
      <style:paragraph-properties fo:margin-top="0.402cm" fo:margin-bottom="0.402cm" style:contextual-spacing="false" fo:text-align="start" style:justify-single-word="false"/>
      <style:text-properties style:font-name="Calibri" fo:font-size="10pt" officeooo:rsid="00a86bda" officeooo:paragraph-rsid="00b799b7" style:font-size-asian="10pt" style:font-size-complex="10pt"/>
    </style:style>
    <style:style style:name="P9" style:family="paragraph" style:parent-style-name="Table_20_Contents">
      <style:paragraph-properties fo:margin-top="0.402cm" fo:margin-bottom="0.402cm" style:contextual-spacing="false" fo:text-align="start" style:justify-single-word="false"/>
      <style:text-properties style:font-name="Calibri" fo:font-size="10pt" officeooo:rsid="00a86bda" officeooo:paragraph-rsid="00bb3c25" style:font-size-asian="10pt" style:font-size-complex="10pt"/>
    </style:style>
    <style:style style:name="T1" style:family="text">
      <style:text-properties fo:font-size="10pt" officeooo:rsid="00a588c2" style:font-size-asian="10pt" style:font-size-complex="10pt"/>
    </style:style>
    <style:style style:name="T2" style:family="text">
      <style:text-properties officeooo:rsid="009d3366"/>
    </style:style>
    <style:style style:name="T3" style:family="text">
      <style:text-properties officeooo:rsid="00a6d6d9"/>
    </style:style>
    <style:style style:name="T4" style:family="text">
      <style:text-properties officeooo:rsid="00aa64b6"/>
    </style:style>
    <style:style style:name="T5" style:family="text">
      <style:text-properties officeooo:rsid="00aadd4d"/>
    </style:style>
    <style:style style:name="T6" style:family="text">
      <style:text-properties officeooo:rsid="00ab534c"/>
    </style:style>
    <style:style style:name="T7" style:family="text">
      <style:text-properties officeooo:rsid="00acec7d"/>
    </style:style>
    <style:style style:name="T8" style:family="text">
      <style:text-properties officeooo:rsid="00ad227f"/>
    </style:style>
    <style:style style:name="T9" style:family="text">
      <style:text-properties officeooo:rsid="00afa336"/>
    </style:style>
    <style:style style:name="T10" style:family="text">
      <style:text-properties officeooo:rsid="00affac1"/>
    </style:style>
    <style:style style:name="T11" style:family="text">
      <style:text-properties officeooo:rsid="00b1cf8e"/>
    </style:style>
    <style:style style:name="T12" style:family="text">
      <style:text-properties officeooo:rsid="00b46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37286561168">
          <table:table-cell table:style-name="Table1.A1" office:value-type="string">
            <text:p text:style-name="P2">Exercice  : <text:span text:style-name="T1">Convertir les valeurs suivantes en litre :</text:span></text:p>
          </table:table-cell>
        </table:table-row>
        <table:table-row table:style-name="TableLine94337235283456">
          <table:table-cell table:style-name="Table1.A2" office:value-type="string">
            <text:p text:style-name="P4">15 cL <text:s/><text:span text:style-name="T4">= ………………………………………...L</text:span> <text:s text:c="13"/><text:span text:style-name="T5">0.8 dL</text:span> <text:span text:style-name="T9">= </text:span><text:span text:style-name="T4">………………………………………...L</text:span> <text:s text:c="27"/><text:span text:style-name="T10">350,</text:span><text:span text:style-name="T11">4</text:span><text:span text:style-name="T10"> kL </text:span><text:span text:style-name="T12">= </text:span><text:span text:style-name="T4">………………………………………...L</text:span></text:p>
            <text:p text:style-name="P6">50 mL <text:span text:style-name="T4">= ………………………………………...L</text:span><text:span text:style-name="T3"> <text:s text:c="12"/></text:span><text:span text:style-name="T6">0.9 </text:span><text:span text:style-name="T7">k</text:span><text:span text:style-name="T6">L</text:span><text:span text:style-name="T3"> </text:span><text:span text:style-name="T9">= </text:span><text:span text:style-name="T4">………………………………………...L</text:span><text:span text:style-name="T3"> <text:s text:c="28"/></text:span><text:span text:style-name="T11">154,5 mL </text:span><text:span text:style-name="T12">= </text:span><text:span text:style-name="T4">………………………………………...L</text:span><text:span text:style-name="T12"> </text:span><text:span text:style-name="T3"><text:s text:c="10"/></text:span></text:p>
            <text:p text:style-name="P8">1 hL <text:s text:c="3"/><text:span text:style-name="T4">= <text:s/>………………………………………...L</text:span><text:span text:style-name="T3"> <text:s text:c="11"/></text:span><text:span text:style-name="T8">0.45 daL </text:span><text:span text:style-name="T9">= </text:span><text:span text:style-name="T3"><text:s/></text:span><text:span text:style-name="T4">………………………………………...L</text:span><text:span text:style-name="T3"> <text:s text:c="23"/></text:span><text:span text:style-name="T12">159.6 cL = <text:s/></text:span><text:span text:style-name="T4">………………………………………...L</text:span><text:span text:style-name="T3"> <text:s text:c="3"/></text:span></text:p>
            <text:p text:style-name="P8"><text:span text:style-name="T3"><text:s text:c="7"/>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Line94337135185456">
          <table:table-cell table:style-name="Table2.A1" office:value-type="string">
            <text:p text:style-name="P3">Exercice  : <text:span text:style-name="T1">Convertir les valeurs suivantes en litre :</text:span></text:p>
          </table:table-cell>
        </table:table-row>
        <table:table-row table:style-name="TableLine94337356109968">
          <table:table-cell table:style-name="Table2.A2" office:value-type="string">
            <text:p text:style-name="P5">15 cL <text:s/><text:span text:style-name="T4">= ………………………………………...L</text:span> <text:s text:c="13"/><text:span text:style-name="T5">0.8 dL</text:span> <text:span text:style-name="T9">= </text:span><text:span text:style-name="T4">………………………………………...L</text:span> <text:s text:c="27"/><text:span text:style-name="T10">350,</text:span><text:span text:style-name="T11">4</text:span><text:span text:style-name="T10"> kL </text:span><text:span text:style-name="T12">= </text:span><text:span text:style-name="T4">………………………………………...L</text:span></text:p>
            <text:p text:style-name="P7">50 mL <text:span text:style-name="T4">= ………………………………………...L</text:span><text:span text:style-name="T3"> <text:s text:c="12"/></text:span><text:span text:style-name="T6">0.9 </text:span><text:span text:style-name="T7">k</text:span><text:span text:style-name="T6">L</text:span><text:span text:style-name="T3"> </text:span><text:span text:style-name="T9">= </text:span><text:span text:style-name="T4">………………………………………...L</text:span><text:span text:style-name="T3"> <text:s text:c="28"/></text:span><text:span text:style-name="T11">154,5 mL </text:span><text:span text:style-name="T12">= </text:span><text:span text:style-name="T4">………………………………………...L</text:span><text:span text:style-name="T12"> </text:span><text:span text:style-name="T3"><text:s text:c="10"/></text:span></text:p>
            <text:p text:style-name="P9">1 hL <text:s text:c="3"/><text:span text:style-name="T4">= <text:s/>………………………………………...L</text:span><text:span text:style-name="T3"> <text:s text:c="11"/></text:span><text:span text:style-name="T8">0.45 daL </text:span><text:span text:style-name="T9">= </text:span><text:span text:style-name="T3"><text:s/></text:span><text:span text:style-name="T4">………………………………………...L</text:span><text:span text:style-name="T3"> <text:s text:c="23"/></text:span><text:span text:style-name="T12">159.6 cL = <text:s/></text:span><text:span text:style-name="T4">………………………………………...L</text:span><text:span text:style-name="T3"> <text:s text:c="3"/></text:span></text:p>
            <text:p text:style-name="P9"><text:span text:style-name="T3"><text:s text:c="7"/>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Line94337319494864">
          <table:table-cell table:style-name="Table3.A1" office:value-type="string">
            <text:p text:style-name="P3">Exercice  : <text:span text:style-name="T1">Convertir les valeurs suivantes en litre :</text:span></text:p>
          </table:table-cell>
        </table:table-row>
        <table:table-row table:style-name="TableLine94337243097024">
          <table:table-cell table:style-name="Table3.A2" office:value-type="string">
            <text:p text:style-name="P5">15 cL <text:s/><text:span text:style-name="T4">= ………………………………………...L</text:span> <text:s text:c="13"/><text:span text:style-name="T5">0.8 dL</text:span> <text:span text:style-name="T9">= </text:span><text:span text:style-name="T4">………………………………………...L</text:span> <text:s text:c="27"/><text:span text:style-name="T10">350,</text:span><text:span text:style-name="T11">4</text:span><text:span text:style-name="T10"> kL </text:span><text:span text:style-name="T12">= </text:span><text:span text:style-name="T4">………………………………………...L</text:span></text:p>
            <text:p text:style-name="P7">50 mL <text:span text:style-name="T4">= ………………………………………...L</text:span><text:span text:style-name="T3"> <text:s text:c="12"/></text:span><text:span text:style-name="T6">0.9 </text:span><text:span text:style-name="T7">k</text:span><text:span text:style-name="T6">L</text:span><text:span text:style-name="T3"> </text:span><text:span text:style-name="T9">= </text:span><text:span text:style-name="T4">………………………………………...L</text:span><text:span text:style-name="T3"> <text:s text:c="28"/></text:span><text:span text:style-name="T11">154,5 mL </text:span><text:span text:style-name="T12">= </text:span><text:span text:style-name="T4">………………………………………...L</text:span><text:span text:style-name="T12"> </text:span><text:span text:style-name="T3"><text:s text:c="10"/></text:span></text:p>
            <text:p text:style-name="P9">1 hL <text:s text:c="3"/><text:span text:style-name="T4">= <text:s/>………………………………………...L</text:span><text:span text:style-name="T3"> <text:s text:c="11"/></text:span><text:span text:style-name="T8">0.45 daL </text:span><text:span text:style-name="T9">= </text:span><text:span text:style-name="T3"><text:s/></text:span><text:span text:style-name="T4">………………………………………...L</text:span><text:span text:style-name="T3"> <text:s text:c="23"/></text:span><text:span text:style-name="T12">159.6 cL = <text:s/></text:span><text:span text:style-name="T4">………………………………………...L</text:span><text:span text:style-name="T3"> <text:s text:c="3"/></text:span></text:p>
            <text:p text:style-name="P9"><text:span text:style-name="T3"><text:s text:c="7"/>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row table:style-name="TableLine94337233334384">
          <table:table-cell table:style-name="Table4.A1" office:value-type="string">
            <text:p text:style-name="P3">Exercice  : <text:span text:style-name="T1">Convertir les valeurs suivantes en litre :</text:span></text:p>
          </table:table-cell>
        </table:table-row>
        <table:table-row table:style-name="TableLine94337319575168">
          <table:table-cell table:style-name="Table4.A2" office:value-type="string">
            <text:p text:style-name="P5">15 cL <text:s/><text:span text:style-name="T4">= ………………………………………...L</text:span> <text:s text:c="13"/><text:span text:style-name="T5">0.8 dL</text:span> <text:span text:style-name="T9">= </text:span><text:span text:style-name="T4">………………………………………...L</text:span> <text:s text:c="27"/><text:span text:style-name="T10">350,</text:span><text:span text:style-name="T11">4</text:span><text:span text:style-name="T10"> kL </text:span><text:span text:style-name="T12">= </text:span><text:span text:style-name="T4">………………………………………...L</text:span></text:p>
            <text:p text:style-name="P7">50 mL <text:span text:style-name="T4">= ………………………………………...L</text:span><text:span text:style-name="T3"> <text:s text:c="12"/></text:span><text:span text:style-name="T6">0.9 </text:span><text:span text:style-name="T7">k</text:span><text:span text:style-name="T6">L</text:span><text:span text:style-name="T3"> </text:span><text:span text:style-name="T9">= </text:span><text:span text:style-name="T4">………………………………………...L</text:span><text:span text:style-name="T3"> <text:s text:c="28"/></text:span><text:span text:style-name="T11">154,5 mL </text:span><text:span text:style-name="T12">= </text:span><text:span text:style-name="T4">………………………………………...L</text:span><text:span text:style-name="T12"> </text:span><text:span text:style-name="T3"><text:s text:c="10"/></text:span></text:p>
            <text:p text:style-name="P9">1 hL <text:s text:c="3"/><text:span text:style-name="T4">= <text:s/>………………………………………...L</text:span><text:span text:style-name="T3"> <text:s text:c="11"/></text:span><text:span text:style-name="T8">0.45 daL </text:span><text:span text:style-name="T9">= </text:span><text:span text:style-name="T3"><text:s/></text:span><text:span text:style-name="T4">………………………………………...L</text:span><text:span text:style-name="T3"> <text:s text:c="23"/></text:span><text:span text:style-name="T12">159.6 cL = <text:s/></text:span><text:span text:style-name="T4">………………………………………...L</text:span><text:span text:style-name="T3"> <text:s text:c="3"/></text:span></text:p>
            <text:p text:style-name="P9"><text:span text:style-name="T3"><text:s text:c="7"/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M35S</meta:editing-duration>
    <meta:editing-cycles>64</meta:editing-cycles>
    <meta:generator>LibreOffice/7.0.4.2$Linux_X86_64 LibreOffice_project/00$Build-2</meta:generator>
    <meta:creation-date>2021-01-28T19:47:51.976831737</meta:creation-date>
    <meta:initial-creator>J Cercy</meta:initial-creator>
    <dc:date>2021-05-12T00:34:37.539350338</dc:date>
    <dc:creator>J Cercy</dc:creator>
    <meta:document-statistic meta:table-count="4" meta:image-count="0" meta:object-count="0" meta:page-count="1" meta:paragraph-count="20" meta:word-count="180" meta:character-count="1836" meta:non-whitespace-character-count="1096"/>
  </office:meta>
</office:document-meta>
</file>